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bottom" draw:auto-grow-height="fals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loext:graphic-properties draw:fill-color="#ffffff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cm" svg:height="1cm" svg:x="13.5cm" svg:y="10cm">
          <draw:text-box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  <text:p><text:span text:style-name="T1">8</text:span></text:p>
            <text:p><text:span text:style-name="T1">9</text:span></text:p>
            <text:p><text:span text:style-name="T1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22:48:44.600000000</meta:creation-date>
    <dc:date>2016-05-08T22:49:54.667000000</dc:date>
    <meta:editing-duration>PT1M10S</meta:editing-duration>
    <meta:editing-cycles>1</meta:editing-cycles>
    <meta:generator>LibreOfficeDev/5.3.0.0.alpha0$Windows_x86 LibreOffice_project/36d28610214eace5e2280b98cfe0462e3b26a5ec</meta:generator>
    <meta:document-statistic meta:object-count="24"/>
  </office:meta>
</office:document-meta>
</file>